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c87f" officeooo:paragraph-rsid="0007c87f"/>
    </style:style>
    <style:style style:name="P2" style:family="paragraph" style:parent-style-name="Standard">
      <style:text-properties officeooo:rsid="000817e9" officeooo:paragraph-rsid="000817e9"/>
    </style:style>
    <style:style style:name="P3" style:family="paragraph" style:parent-style-name="Standard">
      <style:text-properties officeooo:rsid="000919e6" officeooo:paragraph-rsid="000919e6"/>
    </style:style>
    <style:style style:name="P4" style:family="paragraph" style:parent-style-name="Standard">
      <style:text-properties officeooo:rsid="000a71b2" officeooo:paragraph-rsid="000a71b2"/>
    </style:style>
    <style:style style:name="P5" style:family="paragraph" style:parent-style-name="Standard">
      <style:text-properties officeooo:rsid="000c56d9" officeooo:paragraph-rsid="000c56d9"/>
    </style:style>
    <style:style style:name="T1" style:family="text">
      <style:text-properties officeooo:rsid="000817e9"/>
    </style:style>
    <style:style style:name="T2" style:family="text">
      <style:text-properties officeooo:rsid="000919e6"/>
    </style:style>
    <style:style style:name="T3" style:family="text">
      <style:text-properties officeooo:rsid="0009b8fe"/>
    </style:style>
    <style:style style:name="T4" style:family="text">
      <style:text-properties officeooo:rsid="000a71b2"/>
    </style:style>
    <style:style style:name="T5" style:family="text">
      <style:text-properties officeooo:rsid="000c56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isten 2 métodos para la recombinación genética, el primero co<text:span text:style-name="T5">ns</text:span>iste en utilizar una molécula de <text:span text:style-name="T1">PCR y ADN Ligasa o utilizar CRISPR/CAS9.</text:span></text:p>
      <text:p text:style-name="P2">El primer método consiste en preparar un plasmido con <text:span text:style-name="T5">ADN</text:span> blanco y un gen de resistencia a antibióticos para posteriormente marcar una zona delimitada del ADN blanco para posteriormente utilizar la proteína PCR para cortar el ADN blanco, en este paso prepararíamos el GEN que nos entereza por ejemplo el GEN de la insulina y le colocaríamos en los extremos la secuencia de nucleótidos que embone con el ADN blanco para utilizar ADN Ligasa para unificar el GEN de interés en el ADN blanco de esta forma tendríamos un plasmado recombinado con el GEN de interés ahora si el fin de esto es replicar o utilizar el GEN se forzara a bacterias E.coli a que integraran este plasm<text:span text:style-name="T5">i</text:span>do recombinado <text:span text:style-name="T2">a su ADN por ejemplo poniéndolas en una disolución con este plasmido y aumentando la temperatura, después de esto ya tendríamos bacterias con el plasmado ya </text:span><text:span text:style-name="T5">n</text:span><text:span text:style-name="T2">ada mas faltaría ponerlas en una placa de petri con sustancias nutritivas y el antibiótico porque de esta forma las bacterias que </text:span><text:span text:style-name="T5">h</text:span><text:span text:style-name="T2">an incorporado el gen son las que sobrevivirán y ya solo toca hacer la colonia, este proceso se tiene que repetir con varias colonias para posteriormente ver cuales colonias tienen el plasmado de</text:span><text:span text:style-name="T5">s</text:span><text:span text:style-name="T2">eado porque en muchas ocasiones el ADN Ligasa no une bien el ADN y por eso es necesario hacer la comprobación.</text:span></text:p>
      <text:p text:style-name="P3">El otro método el CRISPR/CAS9 consiste en 2 partes, la primera la utilización de la proteína <text:span text:style-name="T3">CRISPR </text:span><text:span text:style-name="T4">y luego la utilización de la proteína CAS9.</text:span></text:p>
      <text:p text:style-name="P4">El mecanismo CRISPR/CAS es utilizado por varios tipos de bacterias para defenderse de ataques de bacteriófagos los cuales introducen su ADN adentro de la bacteria cosa que hace que se empiece a replicar cientos de miles de veces los fagos en la bacteria rompiéndola asta que explota y se liberan mas fagos al medio, pero si la bacteria sobrevive al ataque <text:span text:style-name="T5">desarrolla</text:span> un sistema de inmunidad el cual es el sistema que con entereza, el sistema CRISPR/CAS, se pueden observar 3 tipos de mecanismos CRISPR/CAS pero el que nos entereza para la modificación genética es el tipo 2 o CRISPR/CAS9 el cual funciona de la siguiente forma con el ADN foráneo introducido por los fagos la molécula CRISPR toma una parte y la integra al ADN de la bacteria por medio se secuencias espacias las cuales mencionan la delimitan y el tipo de ADN que contiene, (el HTML de la biología) con esto consigue que para próximos ataques saber como eliminar al fago, de la siguiente forma:</text:p>
      <text:p text:style-name="P4">Cuando vuelve a sufrir otro ataque de fago la molécula CRISPR va a la secuencia que anteriormente había unido al ADN de la bacteria y genera un crARN o ARN crisp<text:span text:style-name="T5">r e</text:span>l cual es una cadena que embona perfectamente con el ADN del fago ahora se lo pasa a la molécula CAS9 la cual empieza a inspeccionar todo el ADN dentro de la bacteria y al encontrar una secuencia que embona corta el ADN (ADN del fago) y de esta forma inhabilitando el ADN foráneo, por medio de este mecanismo lo podemos adaptar para que en lu<text:span text:style-name="T5">gar</text:span> de funcionar en el ADN de la bacteria tome una secuencia de ADN que embona con el gen que deseamos eliminar o remplazar siendo que la proteína CAS9 va a buscar en el ADN la secuencia que embone y la cortara cosa que es beneficiosa si deseamos eliminar un gen porque al momento de reparar el GEN ocurren errores los cuales deshabilitan el gen que deseamos </text:p>
      <text:p text:style-name="P4"/>
      <text:p text:style-name="P5">Los beneficios de este tipo de tecnologías son bastante importantes cara al futuro puesto que nos abre las puertas a la modificación genética, importante por ejemplo para eliminar los genes que permiten la transaccionan del VIH o crear animales o seres humanos mejorados o incluso revivir especies extintas como los mamuts, lo cual tiene una gran implicación éti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2T14:17:39.463390126</meta:creation-date>
    <meta:editing-duration>PT1M7S</meta:editing-duration>
    <meta:editing-cycles>2</meta:editing-cycles>
    <meta:generator>LibreOffice/7.0.3.1$Linux_X86_64 LibreOffice_project/00$Build-1</meta:generator>
    <dc:date>2020-12-02T15:41:37.369535870</dc:date>
    <meta:document-statistic meta:table-count="0" meta:image-count="0" meta:object-count="0" meta:page-count="1" meta:paragraph-count="6" meta:word-count="655" meta:character-count="3750" meta:non-whitespace-character-count="3100"/>
  </office:meta>
</office:document-meta>
</file>